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charset="x-symbol"/>
    <style:font-face style:name="StarSymbol" svg:font-family="StarSymbol, 'Arial Unicode MS'"/>
    <style:font-face style:name="Tahoma" svg:font-family="Tahoma"/>
    <style:font-face style:name="Lucida Sans Unicode" svg:font-family="'Lucida Sans Unicode'" style:font-pitch="variable"/>
    <style:font-face style:name="Tahoma1"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text-properties fo:font-size="10pt" style:font-size-asian="10pt" style:font-size-complex="10pt"/>
    </style:style>
    <style:style style:name="P3" style:family="paragraph" style:parent-style-name="Standard">
      <style:paragraph-properties fo:text-align="justify" style:justify-single-word="false"/>
      <style:text-properties fo:font-size="10pt" style:font-size-asian="10pt" style:font-size-complex="10pt"/>
    </style:style>
    <style:style style:name="P4" style:family="paragraph" style:parent-style-name="Standard">
      <style:paragraph-properties>
        <style:tab-stops>
          <style:tab-stop style:position="0.5in"/>
        </style:tab-stops>
      </style:paragraph-properties>
      <style:text-properties fo:font-size="10pt" style:font-size-asian="10pt" style:font-size-complex="10pt"/>
    </style:style>
    <style:style style:name="P5" style:family="paragraph" style:parent-style-name="Standard">
      <style:paragraph-properties>
        <style:tab-stops>
          <style:tab-stop style:position="0.2736in"/>
        </style:tab-stops>
      </style:paragraph-properties>
      <style:text-properties fo:font-size="10pt" style:font-size-asian="10pt" style:font-size-complex="10pt"/>
    </style:style>
    <style:style style:name="P6" style:family="paragraph" style:parent-style-name="Standard">
      <style:text-properties fo:font-size="10pt" fo:font-style="italic" style:font-size-asian="10pt" style:font-style-asian="italic" style:font-size-complex="10pt" style:font-style-complex="italic"/>
    </style:style>
    <style:style style:name="P7" style:family="paragraph" style:parent-style-name="Standard">
      <style:text-properties fo:font-size="14pt" style:font-size-asian="14pt" style:font-size-complex="14pt"/>
    </style:style>
    <style:style style:name="P8" style:family="paragraph" style:parent-style-name="Standard">
      <style:paragraph-properties>
        <style:tab-stops>
          <style:tab-stop style:position="0.5in"/>
        </style:tab-stops>
      </style:paragraph-properties>
    </style:style>
    <style:style style:name="P9" style:family="paragraph" style:parent-style-name="Standard">
      <style:paragraph-properties>
        <style:tab-stops>
          <style:tab-stop style:position="0.2736in"/>
        </style:tab-stops>
      </style:paragraph-properties>
    </style:style>
    <style:style style:name="P10" style:family="paragraph" style:parent-style-name="Standard">
      <style:paragraph-properties>
        <style:tab-stops>
          <style:tab-stop style:position="0.2736in"/>
        </style:tab-stops>
      </style:paragraph-properties>
      <style:text-properties fo:font-style="italic" style:font-style-asian="italic" style:font-style-complex="italic"/>
    </style:style>
    <style:style style:name="P11" style:family="paragraph" style:parent-style-name="Standard">
      <style:paragraph-properties fo:margin-left="0.7874in" fo:margin-right="0in" fo:text-indent="0in" style:auto-text-indent="false"/>
      <style:text-properties fo:font-size="10pt" style:font-size-asian="10pt" style:font-size-complex="10pt"/>
    </style:style>
    <style:style style:name="P12" style:family="paragraph" style:parent-style-name="Standard">
      <style:paragraph-properties fo:break-before="page"/>
    </style:style>
    <style:style style:name="P13" style:family="paragraph" style:parent-style-name="Standard">
      <style:paragraph-properties fo:margin-left="0.25in" fo:margin-right="0in" fo:text-indent="0in" style:auto-text-indent="false">
        <style:tab-stops>
          <style:tab-stop style:position="0.75in"/>
        </style:tab-stops>
      </style:paragraph-properties>
    </style:style>
    <style:style style:name="P14" style:family="paragraph" style:parent-style-name="Standard">
      <style:paragraph-properties fo:margin-left="0.25in" fo:margin-right="0in" fo:text-indent="0in" style:auto-text-indent="false">
        <style:tab-stops>
          <style:tab-stop style:position="0.75in"/>
        </style:tab-stops>
      </style:paragraph-properties>
      <style:text-properties fo:font-size="10pt" style:font-size-asian="10pt" style:font-size-complex="10pt"/>
    </style:style>
    <style:style style:name="P15" style:family="paragraph" style:parent-style-name="Standard">
      <style:paragraph-properties fo:margin-left="0.25in" fo:margin-right="0in" fo:text-indent="0in" style:auto-text-indent="false">
        <style:tab-stops>
          <style:tab-stop style:position="0.5in"/>
        </style:tab-stops>
      </style:paragraph-properties>
      <style:text-properties fo:font-size="10pt" style:font-size-asian="10pt" style:font-size-complex="10pt"/>
    </style:style>
    <style:style style:name="P16" style:family="paragraph" style:parent-style-name="Standard">
      <style:paragraph-properties fo:margin-left="0.25in" fo:margin-right="0in" fo:text-indent="0in" style:auto-text-indent="false">
        <style:tab-stops>
          <style:tab-stop style:position="0.75in"/>
        </style:tab-stops>
      </style:paragraph-properties>
      <style:text-properties fo:font-size="10pt" fo:font-weight="bold" style:font-size-asian="10pt" style:font-weight-asian="bold" style:font-size-complex="10pt" style:font-weight-complex="bold"/>
    </style:style>
    <style:style style:name="P17" style:family="paragraph" style:parent-style-name="Standard">
      <style:paragraph-properties fo:margin-left="0.25in" fo:margin-right="0in" fo:text-indent="0in" style:auto-text-indent="false">
        <style:tab-stops>
          <style:tab-stop style:position="0.5in"/>
          <style:tab-stop style:position="0.75in"/>
        </style:tab-stops>
      </style:paragraph-properties>
      <style:text-properties fo:font-size="14pt" style:font-size-asian="14pt" style:font-size-complex="14pt"/>
    </style:style>
    <style:style style:name="P18" style:family="paragraph" style:parent-style-name="Standard">
      <style:paragraph-properties fo:margin-left="0.25in" fo:margin-right="0in" fo:text-indent="0in" style:auto-text-indent="false">
        <style:tab-stops>
          <style:tab-stop style:position="0.5in"/>
        </style:tab-stops>
      </style:paragraph-properties>
    </style:style>
    <style:style style:name="P19" style:family="paragraph" style:parent-style-name="Standard">
      <style:paragraph-properties fo:margin-left="0.5in" fo:margin-right="0in" fo:text-indent="0in" style:auto-text-indent="false"/>
    </style:style>
    <style:style style:name="P20" style:family="paragraph" style:parent-style-name="Standard">
      <style:paragraph-properties fo:margin-left="0.5in" fo:margin-right="0in" fo:text-indent="0in" style:auto-text-indent="false"/>
      <style:text-properties fo:font-size="10pt" style:font-size-asian="10pt" style:font-size-complex="10pt"/>
    </style:style>
    <style:style style:name="P21" style:family="paragraph" style:parent-style-name="Standard">
      <style:paragraph-properties fo:margin-left="0.5in" fo:margin-right="0in" fo:text-indent="0in" style:auto-text-indent="false">
        <style:tab-stops>
          <style:tab-stop style:position="1in"/>
        </style:tab-stops>
      </style:paragraph-properties>
      <style:text-properties fo:font-size="10pt" style:font-size-asian="10pt" style:font-size-complex="10pt"/>
    </style:style>
    <style:style style:name="P22" style:family="paragraph" style:parent-style-name="Standard">
      <style:paragraph-properties fo:margin-left="0.5in" fo:margin-right="0in" fo:text-align="justify" style:justify-single-word="false" fo:text-indent="0in" style:auto-text-indent="false"/>
      <style:text-properties fo:font-size="10pt" style:font-size-asian="10pt" style:font-size-complex="10pt"/>
    </style:style>
    <style:style style:name="P23" style:family="paragraph" style:parent-style-name="Standard">
      <style:paragraph-properties fo:margin-left="0.5in" fo:margin-right="0in" fo:text-indent="0in" style:auto-text-indent="false">
        <style:tab-stops>
          <style:tab-stop style:position="1in"/>
        </style:tab-stops>
      </style:paragraph-properties>
      <style:text-properties fo:font-size="10pt" fo:font-weight="normal" style:font-size-asian="10pt" style:font-weight-asian="normal" style:font-size-complex="10pt" style:font-weight-complex="normal"/>
    </style:style>
    <style:style style:name="P24" style:family="paragraph" style:parent-style-name="Standard">
      <style:paragraph-properties fo:margin-left="0.75in" fo:margin-right="0in" fo:text-indent="0in" style:auto-text-indent="false">
        <style:tab-stops>
          <style:tab-stop style:position="1.25in"/>
        </style:tab-stops>
      </style:paragraph-properties>
    </style:style>
    <style:style style:name="P25" style:family="paragraph" style:parent-style-name="Standard">
      <style:paragraph-properties fo:margin-left="0.75in" fo:margin-right="0in" fo:text-indent="0in" style:auto-text-indent="false"/>
      <style:text-properties fo:font-size="10pt" style:font-size-asian="10pt" style:font-size-complex="10pt"/>
    </style:style>
    <style:style style:name="P26" style:family="paragraph" style:parent-style-name="Standard">
      <style:paragraph-properties fo:margin-left="0.75in" fo:margin-right="0in" fo:text-indent="0in" style:auto-text-indent="false">
        <style:tab-stops>
          <style:tab-stop style:position="1.25in"/>
        </style:tab-stops>
      </style:paragraph-properties>
      <style:text-properties fo:font-size="10pt" style:font-size-asian="10pt" style:font-size-complex="10pt"/>
    </style:style>
    <style:style style:name="P27" style:family="paragraph" style:parent-style-name="Standard">
      <style:paragraph-properties fo:margin-left="0.75in" fo:margin-right="0in" fo:text-indent="0in" style:auto-text-indent="false">
        <style:tab-stops>
          <style:tab-stop style:position="1.25in"/>
        </style:tab-stops>
      </style:paragraph-properties>
      <style:text-properties fo:font-size="10pt" fo:font-weight="bold" style:font-size-asian="10pt" style:font-weight-asian="bold" style:font-size-complex="10pt" style:font-weight-complex="bold"/>
    </style:style>
    <style:style style:name="P28" style:family="paragraph" style:parent-style-name="Standard">
      <style:paragraph-properties fo:margin-left="0.75in" fo:margin-right="0in" fo:text-indent="0in" style:auto-text-indent="false">
        <style:tab-stops>
          <style:tab-stop style:position="1.25in"/>
        </style:tab-stops>
      </style:paragraph-properties>
      <style:text-properties fo:font-size="10pt" fo:font-style="italic" style:font-size-asian="10pt" style:font-style-asian="italic" style:font-size-complex="10pt" style:font-style-complex="italic"/>
    </style:style>
    <style:style style:name="P29" style:family="paragraph" style:parent-style-name="Standard">
      <style:paragraph-properties fo:margin-left="0.75in" fo:margin-right="0in" fo:text-indent="0in" style:auto-text-indent="false">
        <style:tab-stops>
          <style:tab-stop style:position="1.25in"/>
        </style:tab-stops>
      </style:paragraph-properties>
      <style:text-properties fo:font-size="10pt" fo:font-style="italic" fo:font-weight="normal" style:font-size-asian="10pt" style:font-style-asian="italic" style:font-weight-asian="normal" style:font-size-complex="10pt" style:font-style-complex="italic" style:font-weight-complex="normal"/>
    </style:style>
    <style:style style:name="P30" style:family="paragraph" style:parent-style-name="Standard">
      <style:paragraph-properties fo:margin-left="0.75in" fo:margin-right="0in" fo:text-indent="0in" style:auto-text-indent="false">
        <style:tab-stops>
          <style:tab-stop style:position="1.25in"/>
        </style:tab-stops>
      </style:paragraph-properties>
      <style:text-properties fo:font-size="10pt" fo:font-weight="normal" style:font-size-asian="10pt" style:font-weight-asian="normal" style:font-size-complex="10pt" style:font-weight-complex="normal"/>
    </style:style>
    <style:style style:name="P31" style:family="paragraph" style:parent-style-name="Standard">
      <style:paragraph-properties fo:margin-left="0.75in" fo:margin-right="0in" fo:text-indent="0in" style:auto-text-indent="false">
        <style:tab-stops>
          <style:tab-stop style:position="1.0236in"/>
        </style:tab-stops>
      </style:paragraph-properties>
    </style:style>
    <style:style style:name="P32" style:family="paragraph" style:parent-style-name="Standard">
      <style:paragraph-properties fo:margin-left="0.2917in" fo:margin-right="0in" fo:text-indent="0in" style:auto-text-indent="false">
        <style:tab-stops>
          <style:tab-stop style:position="0.5654in"/>
        </style:tab-stops>
      </style:paragraph-properties>
      <style:text-properties fo:font-size="10pt" style:font-size-asian="10pt" style:font-size-complex="10pt"/>
    </style:style>
    <style:style style:name="P33" style:family="paragraph" style:parent-style-name="Standard">
      <style:paragraph-properties fo:margin-left="0.2917in" fo:margin-right="0in" fo:text-indent="0in" style:auto-text-indent="false">
        <style:tab-stops>
          <style:tab-stop style:position="0.5654in"/>
        </style:tab-stops>
      </style:paragraph-properties>
      <style:text-properties fo:font-size="10pt" fo:font-weight="bold" style:font-size-asian="10pt" style:font-weight-asian="bold" style:font-size-complex="10pt" style:font-weight-complex="bold"/>
    </style:style>
    <style:style style:name="P34" style:family="paragraph" style:parent-style-name="Standard">
      <style:paragraph-properties fo:margin-left="0.5417in" fo:margin-right="0in" fo:text-indent="0in" style:auto-text-indent="false">
        <style:tab-stops>
          <style:tab-stop style:position="0.8154in"/>
        </style:tab-stops>
      </style:paragraph-properties>
      <style:text-properties fo:font-size="10pt" style:font-size-asian="10pt" style:font-size-complex="10pt"/>
    </style:style>
    <style:style style:name="P35" style:family="paragraph" style:parent-style-name="Standard">
      <style:paragraph-properties fo:margin-left="1.1543in" fo:margin-right="0in" fo:text-indent="0in" style:auto-text-indent="false">
        <style:tab-stops>
          <style:tab-stop style:position="1.428in"/>
        </style:tab-stops>
      </style:paragraph-properties>
    </style:style>
    <style:style style:name="P36" style:family="paragraph" style:parent-style-name="Standard">
      <style:paragraph-properties fo:margin-left="0.3665in" fo:margin-right="0in" fo:text-indent="0in" style:auto-text-indent="false">
        <style:tab-stops>
          <style:tab-stop style:position="1.4398in"/>
        </style:tab-stops>
      </style:paragraph-properties>
      <style:text-properties fo:font-size="10pt" fo:font-weight="bold" style:font-size-asian="10pt" style:font-weight-asian="bold" style:font-size-complex="10pt" style:font-weight-complex="bold"/>
    </style:style>
    <style:style style:name="P37" style:family="paragraph" style:parent-style-name="Standard">
      <style:paragraph-properties fo:margin-left="0.6165in" fo:margin-right="0in" fo:text-indent="0in" style:auto-text-indent="false">
        <style:tab-stops>
          <style:tab-stop style:position="1.6898in"/>
        </style:tab-stops>
      </style:paragraph-properties>
      <style:text-properties fo:font-size="10pt" fo:font-weight="bold" style:font-size-asian="10pt" style:font-weight-asian="bold" style:font-size-complex="10pt" style:font-weight-complex="bold"/>
    </style:style>
    <style:style style:name="P38" style:family="paragraph" style:parent-style-name="Standard">
      <style:paragraph-properties fo:margin-left="1in" fo:margin-right="0in" fo:text-align="justify" style:justify-single-word="false" fo:text-indent="0in" style:auto-text-indent="false"/>
    </style:style>
    <style:style style:name="P39" style:family="paragraph" style:parent-style-name="Standard" style:master-page-name="Standard">
      <style:paragraph-properties style:page-number="auto"/>
    </style:style>
    <style:style style:name="P40" style:family="paragraph" style:parent-style-name="Standard" style:list-style-name="WW8Num2">
      <style:paragraph-properties fo:margin-left="0.5in" fo:margin-right="0in" fo:text-indent="-0.25in" style:auto-text-indent="false">
        <style:tab-stops>
          <style:tab-stop style:position="0.5in"/>
        </style:tab-stops>
      </style:paragraph-properties>
      <style:text-properties fo:font-size="14pt" style:font-size-asian="14pt" style:font-size-complex="14pt"/>
    </style:style>
    <style:style style:name="P41" style:family="paragraph" style:parent-style-name="Standard" style:list-style-name="WW8Num1">
      <style:paragraph-properties fo:margin-left="0.5in" fo:margin-right="0in" fo:text-indent="-0.25in" style:auto-text-indent="false">
        <style:tab-stops>
          <style:tab-stop style:position="0.5in"/>
        </style:tab-stops>
      </style:paragraph-properties>
      <style:text-properties fo:font-size="14pt" style:font-size-asian="14pt" style:font-size-complex="14pt"/>
    </style:style>
    <style:style style:name="P42" style:family="paragraph" style:parent-style-name="Standard" style:list-style-name="WW8Num6">
      <style:paragraph-properties fo:margin-left="0.5in" fo:margin-right="0in" fo:text-indent="-0.25in" style:auto-text-indent="false">
        <style:tab-stops>
          <style:tab-stop style:position="0.5in"/>
        </style:tab-stops>
      </style:paragraph-properties>
      <style:text-properties fo:font-size="14pt" style:font-size-asian="14pt" style:font-size-complex="14pt"/>
    </style:style>
    <style:style style:name="P43" style:family="paragraph" style:parent-style-name="Standard" style:list-style-name="WW8Num4">
      <style:paragraph-properties fo:margin-left="0.5in" fo:margin-right="0in" fo:text-indent="-0.25in" style:auto-text-indent="false">
        <style:tab-stops>
          <style:tab-stop style:position="0.5in"/>
        </style:tab-stops>
      </style:paragraph-properties>
      <style:text-properties fo:font-size="10pt" style:font-size-asian="10pt" style:font-size-complex="10pt"/>
    </style:style>
    <style:style style:name="P44" style:family="paragraph" style:parent-style-name="Standard" style:list-style-name="WW8Num9">
      <style:paragraph-properties fo:margin-left="0.5in" fo:margin-right="0in" fo:text-indent="-0.25in" style:auto-text-indent="false">
        <style:tab-stops>
          <style:tab-stop style:position="0.5in"/>
          <style:tab-stop style:position="0.75in"/>
        </style:tab-stops>
      </style:paragraph-properties>
      <style:text-properties fo:font-size="10pt" style:font-size-asian="10pt" style:font-size-complex="10pt"/>
    </style:style>
    <style:style style:name="P45" style:family="paragraph" style:parent-style-name="Standard" style:list-style-name="WW8Num9">
      <style:paragraph-properties fo:margin-left="0.5in" fo:margin-right="0in" fo:text-indent="-0.25in" style:auto-text-indent="false">
        <style:tab-stops>
          <style:tab-stop style:position="0.5in"/>
          <style:tab-stop style:position="0.75in"/>
        </style:tab-stops>
      </style:paragraph-properties>
      <style:text-properties fo:font-size="10pt" fo:font-weight="normal" style:font-size-asian="10pt" style:font-weight-asian="normal" style:font-size-complex="10pt" style:font-weight-complex="normal"/>
    </style:style>
    <style:style style:name="P46" style:family="paragraph" style:parent-style-name="Standard" style:list-style-name="WW8Num4">
      <style:paragraph-properties fo:margin-left="0.5in" fo:margin-right="0in" fo:text-indent="-0.25in" style:auto-text-indent="false">
        <style:tab-stops>
          <style:tab-stop style:position="0.5in"/>
        </style:tab-stops>
      </style:paragraph-properties>
    </style:style>
    <style:style style:name="P47" style:family="paragraph" style:parent-style-name="Standard" style:list-style-name="WW8Num3">
      <style:paragraph-properties fo:margin-left="0.25in" fo:margin-right="0in" fo:text-align="justify" style:justify-single-word="false" fo:text-indent="-0.25in" style:auto-text-indent="false">
        <style:tab-stops>
          <style:tab-stop style:position="0.25in"/>
        </style:tab-stops>
      </style:paragraph-properties>
      <style:text-properties fo:font-size="10pt" style:font-size-asian="10pt" style:font-size-complex="10pt"/>
    </style:style>
    <style:style style:name="P48" style:family="paragraph" style:parent-style-name="Standard" style:list-style-name="WW8Num4">
      <style:paragraph-properties fo:margin-left="0.9083in" fo:margin-right="0in" fo:text-indent="-0.25in" style:auto-text-indent="false">
        <style:tab-stops>
          <style:tab-stop style:position="0.9083in"/>
        </style:tab-stops>
      </style:paragraph-properties>
      <style:text-properties fo:font-size="10pt" style:font-size-asian="10pt" style:font-size-complex="10pt"/>
    </style:style>
    <style:style style:name="P49" style:family="paragraph" style:parent-style-name="Standard" style:list-style-name="WW8Num9">
      <style:paragraph-properties fo:margin-left="0.75in" fo:margin-right="0in" fo:text-indent="-0.25in" style:auto-text-indent="false">
        <style:tab-stops>
          <style:tab-stop style:position="0.75in"/>
        </style:tab-stops>
      </style:paragraph-properties>
      <style:text-properties fo:font-size="10pt" style:font-size-asian="10pt" style:font-size-complex="10pt"/>
    </style:style>
    <style:style style:name="P50" style:family="paragraph" style:parent-style-name="Standard" style:list-style-name="WW8Num5">
      <style:paragraph-properties fo:margin-left="0.75in" fo:margin-right="0in" fo:text-indent="-0.25in" style:auto-text-indent="false">
        <style:tab-stops>
          <style:tab-stop style:position="0.75in"/>
        </style:tab-stops>
      </style:paragraph-properties>
      <style:text-properties fo:font-size="10pt" style:font-size-asian="10pt" style:font-size-complex="10pt"/>
    </style:style>
    <style:style style:name="P51" style:family="paragraph" style:parent-style-name="Standard" style:list-style-name="WW8Num7">
      <style:paragraph-properties fo:margin-left="0.75in" fo:margin-right="0in" fo:text-indent="-0.25in" style:auto-text-indent="false">
        <style:tab-stops>
          <style:tab-stop style:position="0.75in"/>
        </style:tab-stops>
      </style:paragraph-properties>
      <style:text-properties fo:font-size="10pt" style:font-size-asian="10pt" style:font-size-complex="10pt"/>
    </style:style>
    <style:style style:name="P52" style:family="paragraph" style:parent-style-name="Standard" style:list-style-name="WW8Num8">
      <style:paragraph-properties fo:margin-left="0.5417in" fo:margin-right="0in" fo:text-indent="-0.25in" style:auto-text-indent="false">
        <style:tab-stops>
          <style:tab-stop style:position="0.5417in"/>
          <style:tab-stop style:position="0.5654in"/>
        </style:tab-stops>
      </style:paragraph-properties>
      <style:text-properties fo:font-size="10pt" style:font-size-asian="10pt" style:font-size-complex="10pt"/>
    </style:style>
    <style:style style:name="P53" style:family="paragraph" style:parent-style-name="Standard" style:list-style-name="WW8Num5">
      <style:paragraph-properties fo:margin-left="1.1543in" fo:margin-right="0in" fo:text-indent="-0.25in" style:auto-text-indent="false">
        <style:tab-stops>
          <style:tab-stop style:position="1.1543in"/>
        </style:tab-stops>
      </style:paragraph-properties>
      <style:text-properties fo:font-size="10pt" style:font-size-asian="10pt" style:font-size-complex="10pt"/>
    </style:style>
    <style:style style:name="P54" style:family="paragraph" style:parent-style-name="Standard" style:list-style-name="WW8Num5">
      <style:paragraph-properties fo:margin-left="1.1543in" fo:margin-right="0in" fo:text-indent="-0.25in" style:auto-text-indent="false">
        <style:tab-stops>
          <style:tab-stop style:position="1.1543in"/>
        </style:tab-stops>
      </style:paragraph-propertie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1">Procédure de test wsn430</text:p>
      <text:p text:style-name="P6">INRIA, Clément Burin des Roziers</text:p>
      <text:p text:style-name="P6">dernière mise à jour : 03 février 2009</text:p>
      <text:p text:style-name="Standard"/>
      <text:p text:style-name="Standard"/>
      <text:p text:style-name="Standard"/>
      <text:list xml:id="list1514943683" text:style-name="WW8Num2">
        <text:list-item>
          <text:p text:style-name="P40">Matériel fourni</text:p>
        </text:list-item>
      </text:list>
      <text:p text:style-name="Standard"/>
      <text:p text:style-name="P2">PC portable Compaq + cable alimentation </text:p>
      <text:p text:style-name="P6"><text:tab/></text:p>
      <text:p text:style-name="P2"/>
      <text:p text:style-name="P2">Programmation de la carte à tester :</text:p>
      <text:p text:style-name="P11">- Cable parallèle</text:p>
      <text:p text:style-name="P11">- Cable série</text:p>
      <text:p text:style-name="P11">- Sonde jtag Olimex</text:p>
      <text:p text:style-name="P11">- 1 carte wsn430 JTAG Adapter</text:p>
      <text:p text:style-name="P11">- 1 bloc d'alimentation 6V</text:p>
      <text:p text:style-name="P11">- 1 batterie Varta Poliflex</text:p>
      <text:p text:style-name="P11">- 1 jumper 2mm</text:p>
      <text:p text:style-name="P2"/>
      <text:p text:style-name="P2">Pour carte réception radio : </text:p>
      <text:p text:style-name="P2"><text:tab/>- 1 carte wsn430 Jtag et 1 bloc d'alimentation 6V</text:p>
      <text:p text:style-name="P11">- Carte wsn430 réception radio, avec batterie fixée (s/n 01049 ; 35/2008)</text:p>
      <text:p text:style-name="P11">- Cable série + adaptateur USB/RS232</text:p>
      <text:p text:style-name="Standard"/>
      <text:p text:style-name="Standard"/>
      <text:p text:style-name="Standard"/>
      <text:p text:style-name="Standard"/>
      <text:p text:style-name="Standard"/>
      <text:p text:style-name="Standard"/>
      <text:list xml:id="list286763779" text:style-name="WW8Num1">
        <text:list-item>
          <text:p text:style-name="P41">Objectifs</text:p>
        </text:list-item>
      </text:list>
      <text:p text:style-name="Standard"/>
      <text:p text:style-name="Standard"/>
      <text:p text:style-name="P3">L'objectif du test fonctionnel est de déterminer rapidement les fonctionnalités principales offertes par les composants suivants : </text:p>
      <text:list xml:id="list912099657" text:style-name="WW8Num3">
        <text:list-item>
          <text:p text:style-name="P47">microcontrôleur MSP430</text:p>
        </text:list-item>
        <text:list-item>
          <text:p text:style-name="P47">interface radio (bande ISM 868MHz), basée sur chip Chipcon CC1101, avec antenne PCB</text:p>
        </text:list-item>
        <text:list-item>
          <text:p text:style-name="P47">N° de série unique (Maxim DS2411)</text:p>
        </text:list-item>
        <text:list-item>
          <text:p text:style-name="P47">Chargeur de batterie (Microchip 73861)</text:p>
        </text:list-item>
        <text:list-item>
          <text:p text:style-name="P47">mémoire Flash externe SPI (STM M25P80)</text:p>
        </text:list-item>
        <text:list-item>
          <text:p text:style-name="P47">capteur de température SPI (Maxim DS1722)</text:p>
        </text:list-item>
        <text:list-item>
          <text:p text:style-name="P47">capteur de luminosité I2C (Taos TSL2550)</text:p>
        </text:list-item>
      </text:list>
      <text:p text:style-name="P3"/>
      <text:p text:style-name="P3">Le test consiste au chargement en mémoire principale du microcontrôleur d'un firmware fourni, ce qui permettra l'exécution des routines de test. Tous les résultats des routines de tests seront récupérés par UART, sauf le test radio.</text:p>
      <text:p text:style-name="P3">Le test radio consiste en l'émission d'un paquet sur l'interface radio. Une seconde carte wsn430 disposée à une distance de 20cm au moins de la carte émetteur, permettra de valider la bonne réception du paquet.</text:p>
      <text:p text:style-name="Standard"/>
      <text:p text:style-name="Standard"/>
      <text:p text:style-name="Standard"/>
      <text:p text:style-name="Standard"/>
      <text:p text:style-name="P12"/>
      <text:p text:style-name="P7">3. Procédure de test</text:p>
      <text:p text:style-name="P8"/>
      <text:p text:style-name="P14"/>
      <text:p text:style-name="P16">3.1 Installation du matériel :</text:p>
      <text:list xml:id="list1182755719" text:style-name="WW8Num4">
        <text:list-item>
          <text:p text:style-name="P43">Relier sur une carte wsn430 JTAG Adapter : </text:p>
          <text:list>
            <text:list-item>
              <text:p text:style-name="P48">la sonde jtag (qui va vers le PC avec le cable parallèle) sur le port 2*7 marqué « JTAG »</text:p>
            </text:list-item>
            <text:list-item>
              <text:p text:style-name="P48">le cable série</text:p>
            </text:list-item>
            <text:list-item>
              <text:p text:style-name="P48">un bloc d'alimentation (position 6V).</text:p>
            </text:list-item>
          </text:list>
        </text:list-item>
        <text:list-item>
          <text:p text:style-name="P43">Relier une 2ème carte wsn430 JTAG Adapt à un bloc d'alimentation, et y brancher la carte wsn430 de réception radio. Positionner cette 2ème carte à environ 50 cm de l'autre. Relier la carte à un cable série, puis à l'adaptateur USB/RS232, puis au port USB du PC.</text:p>
        </text:list-item>
        <text:list-item>
          <text:p text:style-name="P46"><text:span text:style-name="T1">Relier l'alimentation du PC portable, et le démarrer le PC portable (Username </text:span><text:span text:style-name="T2">msp430</text:span><text:span text:style-name="T1">, password </text:span><text:span text:style-name="T2">msp430</text:span><text:span text:style-name="T1">).</text:span></text:p>
        </text:list-item>
      </text:list>
      <text:p text:style-name="P21"/>
      <text:p text:style-name="P21"/>
      <text:p text:style-name="P13"><text:span text:style-name="T3">3.2 Préparation des logiciels :</text:span><text:span text:style-name="T1"> </text:span></text:p>
      <text:list xml:id="list1862170654" text:style-name="WW8Num9">
        <text:list-item>
          <text:p text:style-name="P44">Pour l'installation du banc de test, il faut ouvrir 4 terminaux : </text:p>
          <text:list>
            <text:list-item>
              <text:p text:style-name="P49">Terminal 1 : pour exécuter le script shell de chargement de firmware.</text:p>
            </text:list-item>
            <text:list-item>
              <text:p text:style-name="P49">Terminal 2 : pour lire les résultats du test renvoyé par la carte</text:p>
            </text:list-item>
            <text:list-item>
              <text:p text:style-name="P49">Terminal 3 : pour lire le contenu des paquets radio reçus</text:p>
            </text:list-item>
            <text:list-item>
              <text:p text:style-name="P49">Terminal 4 : pour lancer le rapport de test</text:p>
            </text:list-item>
          </text:list>
        </text:list-item>
      </text:list>
      <text:p text:style-name="P26"/>
      <text:list xml:id="list1192556633" text:continue-numbering="true" text:style-name="WW8Num9">
        <text:list-item>
          <text:p text:style-name="P44">Dans le terminal 1, se placer dans le répertoire test_fonctionnel et démarrer le script de préparation :</text:p>
        </text:list-item>
      </text:list>
      <text:p text:style-name="P27"># cd test_fonctionnel_wsn430v1.3_Elpack/software</text:p>
      <text:p text:style-name="P24"><text:span text:style-name="T3"># ./wsn430_testbed_script.sh</text:span><text:span text:style-name="T4"> (le mot de passe est « msp430 »)</text:span></text:p>
      <text:p text:style-name="P29">(le script se met en attente des branchements matériels)</text:p>
      <text:p text:style-name="P28"/>
      <text:list xml:id="list993443211" text:continue-numbering="true" text:style-name="WW8Num9">
        <text:list-item>
          <text:p text:style-name="P45">Dans le terminal 2, lancer le programme de lecture sur le port série : </text:p>
        </text:list-item>
      </text:list>
      <text:p text:style-name="P27"># minicom</text:p>
      <text:p text:style-name="P30">(Pour terminer ce programme, utiliser la combinaison Ctrl-A + X)</text:p>
      <text:p text:style-name="P30"/>
      <text:list xml:id="list2067808204" text:continue-numbering="true" text:style-name="WW8Num9">
        <text:list-item>
          <text:p text:style-name="P45">Dans le terminal 3, lancer le programme de lecture sur le port USB0 : </text:p>
        </text:list-item>
      </text:list>
      <text:p text:style-name="P27"># minicom <text:span text:style-name="T5">USB0</text:span></text:p>
      <text:p text:style-name="P30">(Pour terminer ce programme, utiliser la combinaison Ctrl-A + X)</text:p>
      <text:p text:style-name="P30"/>
      <text:p text:style-name="P23"/>
      <text:list xml:id="list325569786" text:continue-numbering="true" text:style-name="WW8Num9">
        <text:list-item>
          <text:p text:style-name="P44">Dans le terminal 4, lancer le logiciel openoffice pour éditer le rapport de test : </text:p>
        </text:list-item>
      </text:list>
      <text:p text:style-name="P27"># cd test_fonctionnel_wsn430v1.3_Elpack</text:p>
      <text:p text:style-name="P27"># oocalc rapport_test_wsn430.xls</text:p>
      <text:p text:style-name="P27"/>
      <text:p text:style-name="P4"/>
      <text:p text:style-name="P9"><text:span text:style-name="T1"><text:tab/></text:span><text:span text:style-name="T3">3.3 Déroulement des tests :</text:span></text:p>
      <text:p text:style-name="P32"/>
      <text:p text:style-name="P32">Pour chaque carte à tester : </text:p>
      <text:p text:style-name="P32"/>
      <text:list xml:id="list1692652246" text:style-name="WW8Num8">
        <text:list-item>
          <text:p text:style-name="P52">Brancher une batterie Varta Poliflex sur le connecteur JP4 de la carte à tester</text:p>
        </text:list-item>
        <text:list-item>
          <text:p text:style-name="P52">Positionner un jumper sur la position « batt » du connecteur JP5 de la carte à tester</text:p>
        </text:list-item>
        <text:list-item>
          <text:p text:style-name="P52">S'assurer que l'alimentation de la carte wsn430-dock est coupée, ou débranchée.</text:p>
        </text:list-item>
        <text:list-item>
          <text:p text:style-name="P52">Relier la carte wsn430 à la carte wsn430-dock sur le port 26 voies marqué «WSN430 ».</text:p>
        </text:list-item>
        <text:list-item>
          <text:p text:style-name="P52">Mettre en route l'alimentation (entre 5 et 6,5V) pour la carte wsn430-dock.</text:p>
        </text:list-item>
        <text:list-item>
          <text:p text:style-name="P52">Taper « Entrée » dans le terminal 1, ce qui provoque le chargement du firmware de test sur la carte.</text:p>
        </text:list-item>
        <text:list-item>
          <text:p text:style-name="P52">Laisser se dérouler 2 ou 3 séries de test, et observer les résultats, à la fois dans le terminal 2, et à la fois la LED verte sur la carte de réception radio.</text:p>
        </text:list-item>
        <text:list-item>
          <text:p text:style-name="P52">Il restera à noter à la main dans le fichier Excel rapport_test_wsn430.xls les résultats observés,.</text:p>
        </text:list-item>
      </text:list>
      <text:p text:style-name="P32"/>
      <text:p text:style-name="P32">Le temps prévu pour le test d'une carte est estimé à 2min, incluant toutes les manipulations décrites dans ce paragraphe 3.3.</text:p>
      <text:p text:style-name="P32"/>
      <text:p text:style-name="P33"/>
      <text:p text:style-name="P33"/>
      <text:p text:style-name="P33"/>
      <text:p text:style-name="P33"/>
      <text:p text:style-name="P33"><text:soft-page-break/>3.4 Détail des tests effectués par le firmware</text:p>
      <text:p text:style-name="P34"/>
      <text:p text:style-name="P32">Les tests sont effectués de façon cyclique par le logiciel chargé en mémoire du microcontrôleur msp430, selon l'ordre suivant : </text:p>
      <text:list xml:id="list1968087819" text:style-name="WW8Num5">
        <text:list-item>
          <text:p text:style-name="P50">DS2411, n° de série</text:p>
          <text:list>
            <text:list-item>
              <text:p text:style-name="P53">Le test consiste en la lecture du n° de série contenu dans le circuit DS2411.</text:p>
            </text:list-item>
            <text:list-item>
              <text:p text:style-name="P53">Un blocage du firmware sur ce test indique une erreur de communication avec ce circuit.</text:p>
            </text:list-item>
          </text:list>
        </text:list-item>
      </text:list>
      <text:p text:style-name="P35"/>
      <text:list xml:id="list248355345" text:continue-numbering="true" text:style-name="WW8Num5">
        <text:list-item>
          <text:p text:style-name="P50">MCP73861, chargeur de batterie</text:p>
          <text:list>
            <text:list-item>
              <text:p text:style-name="P54"><text:span text:style-name="T1">Après branchement d'une batterie sur le connecteur JP4 (face bottom), le test consiste en la lecture de l'état du chargeur de batterie. L'état doit être </text:span><text:span text:style-name="T2">« charging » ou « charge complete »</text:span><text:span text:style-name="T1"> lorsqu'une batterie et l'alimentation sont reliées.</text:span></text:p>
            </text:list-item>
          </text:list>
        </text:list-item>
      </text:list>
      <text:p text:style-name="P31"/>
      <text:list xml:id="list119573589" text:continue-numbering="true" text:style-name="WW8Num5">
        <text:list-item>
          <text:p text:style-name="P50">M25P80, mémoire flash</text:p>
          <text:list>
            <text:list-item>
              <text:p text:style-name="P54"><text:span text:style-name="T1">L'objectif est d'effectuer la séquence SPI d'initialisation spécifique au composant, et de lire un octet de signature. Si la signature lue vaut <text:s/></text:span><text:span text:style-name="T2">0x13</text:span><text:span text:style-name="T1">, alors le test est validé. </text:span></text:p>
            </text:list-item>
            <text:list-item>
              <text:p text:style-name="P53">Attention, la signature ne vaut pas toujours 0x13 lors du tout premier accès SPI au composant M25P80. Il est parfois nécessaire de laisser faire un 2ème test.</text:p>
            </text:list-item>
            <text:list-item>
              <text:p text:style-name="P53">Un blocage du firmware sur ce test indique une erreur de communication avec ce circuit.</text:p>
            </text:list-item>
          </text:list>
        </text:list-item>
      </text:list>
      <text:p text:style-name="P5"/>
      <text:list xml:id="list456523079" text:continue-numbering="true" text:style-name="WW8Num5">
        <text:list-item>
          <text:p text:style-name="P50">DS1722, capteur de température</text:p>
          <text:list>
            <text:list-item>
              <text:p text:style-name="P53">Le test consiste en la lecture de la température ambiante, à travers le bus SPI. Si une valeur cohérente est récupérée (valeur comprise entre 10 et 50), le test est validé. Ce test ne prend pas en compte d'éventuels problème de calibration du capteur.</text:p>
            </text:list-item>
            <text:list-item>
              <text:p text:style-name="P53">Un blocage du firmware sur ce test indique une erreur de communication avec ce circuit.</text:p>
            </text:list-item>
          </text:list>
        </text:list-item>
      </text:list>
      <text:p text:style-name="P5"/>
      <text:list xml:id="list1176369468" text:continue-numbering="true" text:style-name="WW8Num5">
        <text:list-item>
          <text:p text:style-name="P50">TSL2550, capteur de luminosité</text:p>
          <text:list>
            <text:list-item>
              <text:p text:style-name="P53">Le test consiste en la lecture du niveau de lumière ambiante, à travers le bus I2C. La validité du test est conditionné par la lecture du but de poids fort de l'octet reçu, indiquant la validité de la conversion.</text:p>
            </text:list-item>
            <text:list-item>
              <text:p text:style-name="P53">Le premier accès au périphérique retourne souvent « Invalid data ». Cette erreur ne doit pas se reproduire lors des exécutions suivantes du test.</text:p>
            </text:list-item>
            <text:list-item>
              <text:p text:style-name="P53">Un blocage du firmware sur ce test indique une erreur de communication avec ce circuit.</text:p>
            </text:list-item>
          </text:list>
        </text:list-item>
      </text:list>
      <text:p text:style-name="P5"/>
      <text:list xml:id="list2121893096" text:continue-numbering="true" text:style-name="WW8Num5">
        <text:list-item>
          <text:p text:style-name="P50">CC1101, interface radio</text:p>
          <text:list>
            <text:list-item>
              <text:p text:style-name="P53">L'objectif du test de l'interface radio consiste en l'émission d'un paquet radio (Puissance -20dBm). Une carte positionné à 50 cm, préalablement chargée avec un firmware de réception radio, indiquera par l'allumage de sa LED verte la réception d'un paquet radio, et donc la validité du test. Le contenu du paquet reçu est aussi affiché via l'UART de la carte de réception, via l'adaptateur USB dans le terminal 3. Il est important de comparer le contenu des paquets émis et des paquets reçus pour s'assurer de la qualité du lien radio. Si trop d'erreurs sont présentes, il faut mettre en cause le circuit d'adaptation d'antenne et/ou l'antenne.</text:p>
            </text:list-item>
            <text:list-item>
              <text:p text:style-name="P53">Si aucune réception de paquet n'est indiquée par la carte en réception, il est nécessaire d'attendre la ré-execution du test pour une nouvelle émission</text:p>
            </text:list-item>
            <text:list-item>
              <text:p text:style-name="P53">Si le firmware de test ne semble pas indiquer d'erreur, mais qu'aucune réception ne semble se réaliser, il faut mettre en doute le circuit analogique (adaptation d'antenne et antenne).</text:p>
            </text:list-item>
            <text:list-item>
              <text:p text:style-name="P53">Si le firmware de test se bloque ou indique une erreur lors du test, il faut mettre en doute le circuit CC1101.</text:p>
            </text:list-item>
          </text:list>
        </text:list-item>
      </text:list>
      <text:p text:style-name="P9"/>
      <text:p text:style-name="P9"/>
      <text:p text:style-name="P10">Attention : Chaque branchement/débranchement de carte wsn430 sur la carte « jtag » devra se faire avec l'alimentation coupée (connecteur jack débranché ou alimentation coupée à sa source).</text:p>
      <text:p text:style-name="P10"/>
      <text:p text:style-name="P9"/>
      <text:p text:style-name="P36"/>
      <text:p text:style-name="P36"/>
      <text:p text:style-name="P36"/>
      <text:p text:style-name="P36"/>
      <text:p text:style-name="P36"/>
      <text:p text:style-name="P36"/>
      <text:p text:style-name="P36"/>
      <text:p text:style-name="P37"><text:soft-page-break/>3.5 <text:s/>Problèmes connus</text:p>
      <text:p text:style-name="P25"/>
      <text:p text:style-name="P20">En cas de blocage du firmware de test (LED ne clignotant plus), cela peut être causé par un échec de la routine de test en cours. Voir les résultats reçus sur l'UART afin de déterminer quel est le dernier test de périphérique commencé, et donc quel périphérique est en cause.</text:p>
      <text:p text:style-name="P20"/>
      <text:p text:style-name="P20">Le branchement/débranchement de la batterie ou de l'alimentation peut causer un reset de la carte.</text:p>
      <text:p text:style-name="P20"/>
      <text:p text:style-name="P20">La température relevée par le capteur DS1722 est (assez) dépendante de l'activité du MSP430, et surtout de l'activité du chargeur de batterie ; des variations de quelques degrés <text:s/>(environ 10 °C) sont courantes lorsque la batterie est en train de charger.</text:p>
      <text:p text:style-name="Standard"/>
      <text:p text:style-name="Standard"/>
      <text:p text:style-name="Standard"/>
      <text:p text:style-name="Standard"/>
      <text:p text:style-name="P12"/>
      <text:list xml:id="list1676949991" text:style-name="WW8Num6">
        <text:list-item>
          <text:p text:style-name="P42">Rapport de test</text:p>
        </text:list-item>
      </text:list>
      <text:p text:style-name="P38"/>
      <text:p text:style-name="P22">Les résultats pour chaque carte testée devront être renseignés dans le rapport de test. Un canevas est fourni pour ce document, sous forme de document Excel. Le fichier est disponible sur le PC portable fourni (« rapport_test_wsn430.xls »), et pourra être renseigné directement. Le logiciel OpenOffice est intallé sur le PC, permettant d'ouvrir et éditer le fichier.</text:p>
      <text:p text:style-name="P20"/>
      <text:p text:style-name="P20">Le rapport de test comprend une ligne par carte testée, renseignée par la personne responsable des tests, comprenant :</text:p>
      <text:list xml:id="list107018442" text:style-name="WW8Num7">
        <text:list-item>
          <text:p text:style-name="P51">Date du test</text:p>
        </text:list-item>
        <text:list-item>
          <text:p text:style-name="P51">Le n° de série attribué par Elpack (présent sur l'étiquette, face bottom)</text:p>
        </text:list-item>
        <text:list-item>
          <text:p text:style-name="P51">Le n° de lot (semaine/année de fabrication) attribué par Elpack (présent sur l'étiquette, face bottom).</text:p>
        </text:list-item>
        <text:list-item>
          <text:p text:style-name="P51">L'état du micro-contrôleur MSP430, par la chaine « OK » ou « KO ». On considèrera que l'état du micro-contrôleur comme valide si l'effacement de la mémoire, le chargement d'un firmware par l'interface jtag, et le démarrage de son execution se déroulent correctement.</text:p>
        </text:list-item>
        <text:list-item>
          <text:p text:style-name="P51">L'adresse HW : le résultat du test du périphérique DS2411, ou « KO » si le test a échoué.</text:p>
        </text:list-item>
        <text:list-item>
          <text:p text:style-name="P51">L'état du chargeur de batterie : « OK » ou « KO » selon le résultat du test MCP73861. On considèrera le test comme valide si le test indique « charging », ou indique « charge complete » plusieurs fois d'affilée.</text:p>
        </text:list-item>
        <text:list-item>
          <text:p text:style-name="P51">L'état de la mémoire flash externe : « OK » ou « KO » selon le résultat du test M25P80</text:p>
        </text:list-item>
        <text:list-item>
          <text:p text:style-name="P51">L'état du capteur de température : « OK » ou « KO » selon le résultat du test DS1722</text:p>
        </text:list-item>
        <text:list-item>
          <text:p text:style-name="P51">L'état du capteur de luminosité : « OK » ou « KO » selon le résultat du test TSL2550</text:p>
        </text:list-item>
        <text:list-item>
          <text:p text:style-name="P51">L'état de l'interface radio : « OK » ou « KO » selon le résultat du test CC1101.</text:p>
        </text:list-item>
      </text:list>
      <text:p text:style-name="P20"/>
      <text:p text:style-name="P20"/>
      <text:p text:style-name="P20"/>
      <text:p text:style-name="P20"/>
      <text:p text:style-name="P19"/>
      <text:p text:style-name="P17">5. Documents joints</text:p>
      <text:p text:style-name="P18"/>
      <text:p text:style-name="P15">Les documents suivants seront fournis en version papier :</text:p>
      <text:p text:style-name="P15"/>
      <text:p text:style-name="P20">Schéma de la carte</text:p>
      <text:p text:style-name="P20"/>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StarSymbol" svg:font-family="StarSymbol, 'Arial Unicode MS'"/>
    <style:font-face style:name="Tahoma" svg:font-family="Tahoma"/>
    <style:font-face style:name="Lucida Sans Unicode" svg:font-family="'Lucida Sans Unicode'" style:font-pitch="variable"/>
    <style:font-face style:name="Tahoma1"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Liberation Serif"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0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re" style:family="paragraph" style:parent-style-name="Standard" style:next-style-name="Text_20_body">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Légende" style:family="paragraph" style:parent-style-name="Standard">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Répertoire" style:family="paragraph" style:parent-style-name="Standard">
      <style:paragraph-properties text:number-lines="false" text:line-number="0"/>
      <style:text-properties style:font-name-complex="Tahoma"/>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8Num6z0" style:family="text">
      <style:text-properties style:font-name="Symbol" fo:font-size="9pt" style:font-size-asian="9pt" style:font-name-complex="StarSymbol" style:font-size-complex="9pt"/>
    </style:style>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Caractères_20_de_20_numérotation" style:display-name="Caractères de numérotation" style:family="text"/>
    <style:style style:name="Puce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9083in" fo:text-indent="-0.25in" fo:margin-left="0.9083in"/>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1.3165in" fo:text-indent="-0.25in" fo:margin-left="1.3165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7252in" fo:text-indent="-0.25in" fo:margin-left="1.7252in"/>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2.1335in" fo:text-indent="-0.25in" fo:margin-left="2.1335in"/>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2.5417in" fo:text-indent="-0.25in" fo:margin-left="2.5417in"/>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2.95in" fo:text-indent="-0.25in" fo:margin-left="2.95in"/>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3.3583in" fo:text-indent="-0.25in" fo:margin-left="3.3583in"/>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3.7665in" fo:text-indent="-0.25in" fo:margin-left="3.766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1543in" fo:text-indent="-0.25in" fo:margin-left="1.1543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5583in" fo:text-indent="-0.25in" fo:margin-left="1.5583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1.9626in" fo:text-indent="-0.25in" fo:margin-left="1.9626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2.3665in" fo:text-indent="-0.25in" fo:margin-left="2.3665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2.7709in" fo:text-indent="-0.25in" fo:margin-left="2.7709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3.1752in" fo:text-indent="-0.25in" fo:margin-left="3.1752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3.5791in" fo:text-indent="-0.25in" fo:margin-left="3.5791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3.9835in" fo:text-indent="-0.25in" fo:margin-left="3.983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2862in" fo:text-indent="-0.25in" fo:margin-left="0.2862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322in" fo:text-indent="-0.25in" fo:margin-left="0.32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3583in" fo:text-indent="-0.25in" fo:margin-left="0.3583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3945in" fo:text-indent="-0.25in" fo:margin-left="0.394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4307in" fo:text-indent="-0.25in" fo:margin-left="0.4307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4665in" fo:text-indent="-0.25in" fo:margin-left="0.466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5028in" fo:text-indent="-0.25in" fo:margin-left="0.5028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0.539in" fo:text-indent="-0.25in" fo:margin-left="0.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print-date>2008-07-29T11:06:00</meta:print-date>
    <meta:editing-duration>PT576H22M26S</meta:editing-duration>
    <meta:generator>OpenOffice.org/3.0$Unix OpenOffice.org_project/300m15$Build-9379</meta:generator>
    <dc:date>2009-02-05T20:36:44</dc:date>
    <dc:creator>Burin Roziers</dc:creator>
    <meta:editing-cycles>11</meta:editing-cycles>
    <meta:document-statistic meta:table-count="0" meta:image-count="0" meta:object-count="0" meta:page-count="5" meta:paragraph-count="111" meta:word-count="1692" meta:character-count="9590"/>
    <meta:user-defined meta:name="Info 1"/>
    <meta:user-defined meta:name="Info 2"/>
    <meta:user-defined meta:name="Info 3"/>
    <meta:user-defined meta:name="Info 4"/>
  </office:meta>
</office:document-meta>
</file>